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30000002254E69EA35BAC85AF.png" manifest:media-type="image/png"/>
  <manifest:file-entry manifest:full-path="Pictures/1000D0B000002315000003771EF84593C8B7AB6A.svg" manifest:media-type="image/svg+xml"/>
  <manifest:file-entry manifest:full-path="Pictures/10000001000000B5000000101A1EE85F85DE53DE.png" manifest:media-type="image/png"/>
  <manifest:file-entry manifest:full-path="Pictures/10000001000000C0000000104C948598CB6C8E6D.png" manifest:media-type="image/png"/>
  <manifest:file-entry manifest:full-path="Pictures/100000010000007A0000002070640B5F389586EA.png" manifest:media-type="image/png"/>
  <manifest:file-entry manifest:full-path="Pictures/100071E7000020140000017A06B9E1E0D0ED9E96.svg" manifest:media-type="image/svg+xml"/>
  <manifest:file-entry manifest:full-path="Pictures/10000001000000D30000002013FAB50D36EEBD89.png" manifest:media-type="image/png"/>
  <manifest:file-entry manifest:full-path="Pictures/10006BC4000015D50000034DB91BAD0CE536055F.svg" manifest:media-type="image/svg+xml"/>
  <manifest:file-entry manifest:full-path="Pictures/10000001000000DF0000000D8A4CE511FF43DF85.png" manifest:media-type="image/png"/>
  <manifest:file-entry manifest:full-path="Pictures/100016E20000061E0000012B38E289D8110BC9F4.svg" manifest:media-type="image/svg+xml"/>
  <manifest:file-entry manifest:full-path="Pictures/10000001000001360000000ECC434A782BDC7BB6.png" manifest:media-type="image/png"/>
  <manifest:file-entry manifest:full-path="Pictures/1000582F000017140000015FB24D4080F469FA65.svg" manifest:media-type="image/svg+xml"/>
  <manifest:file-entry manifest:full-path="Pictures/100000010000003B0000000B0F7BC9E7F89B7FB6.png" manifest:media-type="image/png"/>
  <manifest:file-entry manifest:full-path="Pictures/10000001000000E10000000DE8A5217A7EE5C5F3.png" manifest:media-type="image/png"/>
  <manifest:file-entry manifest:full-path="Pictures/10005278000017420000015FA4009043BD149BE3.svg" manifest:media-type="image/svg+xml"/>
  <manifest:file-entry manifest:full-path="Pictures/1000553D000012C10000019B333D5B00358CE56C.svg" manifest:media-type="image/svg+xml"/>
  <manifest:file-entry manifest:full-path="Pictures/1000435A00000C910000035953D80404E1076606.svg" manifest:media-type="image/svg+xml"/>
  <manifest:file-entry manifest:full-path="Pictures/10003D7800000F030000017ACABB4AB88F320970.svg" manifest:media-type="image/svg+xml"/>
  <manifest:file-entry manifest:full-path="Pictures/100048FE000013D80000019B172E8D0EFB2B4988.svg" manifest:media-type="image/svg+xml"/>
  <manifest:file-entry manifest:full-path="Pictures/10000001000000910000000E9374DD93A60AE77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Header">
      <style:text-properties officeooo:rsid="000c0cae" officeooo:paragraph-rsid="000c0cae"/>
    </style:style>
    <style:style style:name="P2" style:family="paragraph" style:parent-style-name="Standard">
      <style:text-properties fo:font-weight="bold" officeooo:rsid="000c0cae" officeooo:paragraph-rsid="000c0cae" style:font-weight-asian="bold" style:font-weight-complex="bold"/>
    </style:style>
    <style:style style:name="P3" style:family="paragraph" style:parent-style-name="Standard">
      <style:text-properties style:text-position="0% 100%" fo:font-weight="normal" officeooo:rsid="000c0cae" officeooo:paragraph-rsid="000c0cae" style:font-weight-asian="normal" style:font-weight-complex="normal"/>
    </style:style>
    <style:style style:name="P4" style:family="paragraph" style:parent-style-name="Standard">
      <style:text-properties style:text-position="0% 100%" style:text-underline-style="solid" style:text-underline-width="auto" style:text-underline-color="font-color" fo:font-weight="normal" officeooo:rsid="000c0cae" officeooo:paragraph-rsid="000c0cae" style:font-weight-asian="normal" style:font-weight-complex="normal"/>
    </style:style>
    <style:style style:name="P5" style:family="paragraph" style:parent-style-name="Standard">
      <style:text-properties style:text-position="0% 100%" fo:font-style="normal" style:text-underline-style="solid" style:text-underline-width="auto" style:text-underline-color="font-color" fo:font-weight="normal" officeooo:rsid="000cb006" officeooo:paragraph-rsid="000cb006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text-position="0% 100%" fo:font-style="normal" style:text-underline-style="none" fo:font-weight="normal" officeooo:rsid="000cb006" officeooo:paragraph-rsid="000cb006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text-position="0% 100%" fo:font-style="normal" style:text-underline-style="none" fo:font-weight="normal" officeooo:rsid="000cb006" officeooo:paragraph-rsid="000f1dbf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text-position="0% 100%" fo:font-style="normal" style:text-underline-style="none" fo:font-weight="normal" officeooo:rsid="000f1dbf" officeooo:paragraph-rsid="000f1dbf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text-position="0% 100%" fo:font-style="normal" style:text-underline-style="solid" style:text-underline-width="auto" style:text-underline-color="font-color" fo:font-weight="normal" officeooo:rsid="000cb006" officeooo:paragraph-rsid="000d51c3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text-position="0% 100%" fo:font-style="normal" style:text-underline-style="solid" style:text-underline-width="auto" style:text-underline-color="font-color" fo:font-weight="normal" officeooo:rsid="000f1dbf" officeooo:paragraph-rsid="000f1dbf" style:font-style-asian="normal" style:font-weight-asian="normal" style:font-style-complex="normal" style:font-weight-complex="normal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H1</text:p>
      <text:p text:style-name="P3"><text:span text:style-name="T1">Permutations</text:span> (123 ≠ 132), <text:span text:style-name="T1">Combinations</text:span> (123 = 132)</text:p>
      <text:p text:style-name="P3"><draw:frame text:anchor-type="as-char" svg:y="-0.601cm" draw:z-index="0" draw:name="Shape1" draw:style-name="gr2" draw:text-style-name="P11" svg:width="6.707cm" svg:height="1.013cm"><draw:image xlink:href="Pictures/10006BC4000015D50000034DB91BAD0CE536055F.svg" xlink:type="simple" xlink:show="embed" xlink:actuate="onLoad" draw:mime-type="image/svg+xml"><text:p/></draw:image><draw:image xlink:href="Pictures/10000001000000D30000002013FAB50D36EEBD89.png" xlink:type="simple" xlink:show="embed" xlink:actuate="onLoad" draw:mime-type="image/png"/><svg:title>TexMaths</svg:title><svg:desc>12§display§_nP_r = \frac{n!}{(n-r)!}\qquad _nC_r = \frac{n!}{(n-r)!r!}§svg§600§FALSE§</svg:desc></draw:frame></text:p>
      <text:p text:style-name="P3"><text:span text:style-name="T1">A or B occurs is:</text:span> <draw:frame text:anchor-type="as-char" svg:y="-0.314cm" draw:z-index="2" draw:name="Shape2" draw:style-name="gr2" draw:text-style-name="P11" svg:width="7.088cm" svg:height="0.421cm"><draw:image xlink:href="Pictures/1000582F000017140000015FB24D4080F469FA65.svg" xlink:type="simple" xlink:show="embed" xlink:actuate="onLoad" draw:mime-type="image/svg+xml"><text:p/></draw:image><draw:image xlink:href="Pictures/10000001000000DF0000000D8A4CE511FF43DF85.png" xlink:type="simple" xlink:show="embed" xlink:actuate="onLoad" draw:mime-type="image/png"/><svg:title>TexMaths</svg:title><svg:desc>12§display§P(A \cup B) = P(A) + P(B) - P(A\cap B)§svg§600§FALSE§</svg:desc></draw:frame></text:p>
      <text:p text:style-name="P3">→ If A and B are mutually exclusive (no overlap) than <draw:frame text:anchor-type="as-char" svg:y="-0.333cm" draw:z-index="1" draw:name="Shape3" draw:style-name="gr2" draw:text-style-name="P11" svg:width="1.879cm" svg:height="0.359cm"><draw:image xlink:href="Pictures/100016E20000061E0000012B38E289D8110BC9F4.svg" xlink:type="simple" xlink:show="embed" xlink:actuate="onLoad" draw:mime-type="image/svg+xml"><text:p/></draw:image><draw:image xlink:href="Pictures/100000010000003B0000000B0F7BC9E7F89B7FB6.png" xlink:type="simple" xlink:show="embed" xlink:actuate="onLoad" draw:mime-type="image/png"/><svg:title>TexMaths</svg:title><svg:desc>12§display§A \cap B = \emptyset§svg§600§FALSE§</svg:desc></draw:frame></text:p>
      <text:p text:style-name="P4">A or B or C:</text:p>
      <text:p text:style-name="P3"><draw:frame text:anchor-type="as-char" svg:y="-0.339cm" draw:z-index="3" draw:name="Shape4" draw:style-name="gr2" draw:text-style-name="P11" svg:width="9.494cm" svg:height="0.436cm"><draw:image xlink:href="Pictures/100071E7000020140000017A06B9E1E0D0ED9E96.svg" xlink:type="simple" xlink:show="embed" xlink:actuate="onLoad" draw:mime-type="image/svg+xml"><text:p/></draw:image><draw:image xlink:href="Pictures/10000001000001360000000ECC434A782BDC7BB6.png" xlink:type="simple" xlink:show="embed" xlink:actuate="onLoad" draw:mime-type="image/png"/><svg:title>TexMaths</svg:title><svg:desc>12§display§P(A \cup B \cup C) = P(A)+P(B)+P(C)-P(A\cap B)-\\
§svg§600§FALSE§</svg:desc></draw:frame></text:p>
      <text:p text:style-name="P3"><draw:frame text:anchor-type="as-char" svg:y="-0.314cm" draw:z-index="4" draw:name="Shape5" draw:style-name="gr2" draw:text-style-name="P11" svg:width="7.145cm" svg:height="0.421cm"><draw:image xlink:href="Pictures/10005278000017420000015FA4009043BD149BE3.svg" xlink:type="simple" xlink:show="embed" xlink:actuate="onLoad" draw:mime-type="image/svg+xml"><text:p/></draw:image><draw:image xlink:href="Pictures/10000001000000E10000000DE8A5217A7EE5C5F3.png" xlink:type="simple" xlink:show="embed" xlink:actuate="onLoad" draw:mime-type="image/png"/><svg:title>TexMaths</svg:title><svg:desc>12§display§P(A\cap C)-P(B\cap C) +P(A\cap B \cap C)§svg§600§FALSE§</svg:desc></draw:frame></text:p>
      <text:p text:style-name="P5">2 Events A and B are independent if:</text:p>
      <text:p text:style-name="P6"><draw:frame text:anchor-type="as-char" svg:y="-0.339cm" draw:z-index="5" draw:name="Shape6" draw:style-name="gr2" draw:text-style-name="P11" svg:width="4.612cm" svg:height="0.452cm"><draw:image xlink:href="Pictures/10003D7800000F030000017ACABB4AB88F320970.svg" xlink:type="simple" xlink:show="embed" xlink:actuate="onLoad" draw:mime-type="image/svg+xml"><text:p/></draw:image><draw:image xlink:href="Pictures/10000001000000910000000E9374DD93A60AE772.png" xlink:type="simple" xlink:show="embed" xlink:actuate="onLoad" draw:mime-type="image/png"/><svg:title>TexMaths</svg:title><svg:desc>12§display§P(A\cap B) = P(A) \cdot P(B)§svg§600§FALSE§</svg:desc></draw:frame></text:p>
      <text:p text:style-name="P5">Probability of B given that A has occurred:<draw:frame text:anchor-type="as-char" svg:y="-0.619cm" draw:z-index="6" draw:name="Shape7" draw:style-name="gr2" draw:text-style-name="P11" svg:width="3.86cm" svg:height="1.027cm"><draw:image xlink:href="Pictures/1000435A00000C910000035953D80404E1076606.svg" xlink:type="simple" xlink:show="embed" xlink:actuate="onLoad" draw:mime-type="image/svg+xml"><text:p/></draw:image><draw:image xlink:href="Pictures/100000010000007A0000002070640B5F389586EA.png" xlink:type="simple" xlink:show="embed" xlink:actuate="onLoad" draw:mime-type="image/png"/><svg:title>TexMaths</svg:title><svg:desc>12§display§P(B | A) = \frac{P(A\cap B)}{P(A)}§svg§600§FALSE§</svg:desc></draw:frame></text:p>
      <text:p text:style-name="P5">Law of Total Probability</text:p>
      <text:p text:style-name="P7"><draw:frame text:anchor-type="as-char" svg:y="-0.383cm" draw:z-index="7" draw:name="Shape8" draw:style-name="gr2" draw:text-style-name="P11" svg:width="6.095cm" svg:height="0.491cm"><draw:image xlink:href="Pictures/100048FE000013D80000019B172E8D0EFB2B4988.svg" xlink:type="simple" xlink:show="embed" xlink:actuate="onLoad" draw:mime-type="image/svg+xml"><text:p/></draw:image><draw:image xlink:href="Pictures/10000001000000C0000000104C948598CB6C8E6D.png" xlink:type="simple" xlink:show="embed" xlink:actuate="onLoad" draw:mime-type="image/png"/><svg:title>TexMaths</svg:title><svg:desc>12§display§P(B)=P(A\cap B)+P(\overline A \cap B) =§svg§600§FALSE§</svg:desc></draw:frame></text:p>
      <text:p text:style-name="P9"><draw:frame text:anchor-type="as-char" svg:y="-0.383cm" draw:z-index="8" draw:name="Shape9" draw:style-name="gr2" draw:text-style-name="P11" svg:width="5.762cm" svg:height="0.491cm"><draw:image xlink:href="Pictures/1000553D000012C10000019B333D5B00358CE56C.svg" xlink:type="simple" xlink:show="embed" xlink:actuate="onLoad" draw:mime-type="image/svg+xml"><text:p/></draw:image><draw:image xlink:href="Pictures/10000001000000B5000000101A1EE85F85DE53DE.png" xlink:type="simple" xlink:show="embed" xlink:actuate="onLoad" draw:mime-type="image/png"/><svg:title>TexMaths</svg:title><svg:desc>12§display§= P(B | A)P(A) + P(B| \overline A)P(\overline A)§svg§600§FALSE§</svg:desc></draw:frame></text:p>
      <text:p text:style-name="P10">Bayes Thm</text:p>
      <text:p text:style-name="P8"><draw:frame text:anchor-type="as-char" svg:y="-0.617cm" draw:z-index="9" draw:style-name="gr1" draw:text-style-name="P11" svg:width="9.494cm" svg:height="0.936cm"><draw:image xlink:href="Pictures/1000D0B000002315000003771EF84593C8B7AB6A.svg" xlink:type="simple" xlink:show="embed" xlink:actuate="onLoad" draw:mime-type="image/svg+xml"><text:p/></draw:image><draw:image xlink:href="Pictures/10000001000001530000002254E69EA35BAC85AF.png" xlink:type="simple" xlink:show="embed" xlink:actuate="onLoad" draw:mime-type="image/png"/><svg:title>TexMaths</svg:title><svg:desc>12§display§P(A | B) = \frac{P(B | A)\cdot P(A)}{P(B)} = \frac{P(B | A)\cdot P(A)}{P(B|A)P(A)+P(B|\overline A)P(\overline A)}§svg§600§FALSE§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c0cae" officeooo:paragraph-rsid="000c0cae"/>
    </style:style>
    <style:page-layout style:name="Mpm1">
      <style:page-layout-properties fo:page-width="21.59cm" fo:page-height="27.94cm" style:num-format="1" style:print-orientation="portrait" fo:margin-top="1.499cm" fo:margin-bottom="1.499cm" fo:margin-left="1.3cm" fo:margin-right="1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T2377<text:tab/>Midterm 1 Formula Sheet<text:tab/>Owen Daigl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11:46:10.555778897</meta:creation-date>
    <dc:date>2025-01-16T12:08:39.550311644</dc:date>
    <meta:editing-duration>PT21M51S</meta:editing-duration>
    <meta:editing-cycles>5</meta:editing-cycles>
    <meta:generator>LibreOffice/7.4.7.2$Linux_X86_64 LibreOffice_project/40$Build-2</meta:generator>
    <meta:document-statistic meta:table-count="0" meta:image-count="0" meta:object-count="0" meta:page-count="1" meta:paragraph-count="17" meta:word-count="61" meta:character-count="301" meta:non-whitespace-character-count="249"/>
  </office:meta>
</office:document-meta>
</file>